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3000002C3B79F80B7A539D22C.png" manifest:media-type="image/png"/>
  <manifest:file-entry manifest:full-path="Pictures/10002BEC0000528B0000528BA85A5C2BE4D18344.emf" manifest:media-type="image/x-emf"/>
  <manifest:file-entry manifest:full-path="Pictures/1000020100000668000003B03A8D824F98547055.png" manifest:media-type="image/png"/>
  <manifest:file-entry manifest:full-path="Pictures/100002010000094C000004DC94D517319CA44CCD.png" manifest:media-type="image/png"/>
  <manifest:file-entry manifest:full-path="Pictures/10000201000003200000032026408E84744335F8.png" manifest:media-type="image/png"/>
  <manifest:file-entry manifest:full-path="Pictures/1000020100000320000003206C8CA425AB1E8E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Calibri3" svg:font-family="Calibri"/>
    <style:font-face style:name="OpenSymbol2" svg:font-family="OpenSymbol, 'Arial Unicode MS'"/>
    <style:font-face style:name="Calibri" svg:font-family="Calibri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Source Sans Pro4" svg:font-family="'Source Sans Pro'" style:font-family-generic="modern" style:font-pitch="fixed"/>
    <style:font-face style:name="Source Sans Pro Light3" svg:font-family="'Source Sans Pro Light'" style:font-family-generic="modern" style:font-pitch="fixed"/>
    <style:font-face style:name="Calibri1" svg:font-family="Calibri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Segoe UI" svg:font-family="'Segoe UI'" style:font-family-generic="modern" style:font-pitch="variable"/>
    <style:font-face style:name="Source Sans Pro3" svg:font-family="'Source Sans Pro'" style:font-family-generic="modern" style:font-pitch="variable"/>
    <style:font-face style:name="Source Sans Pro Light2" svg:font-family="'Source Sans Pro Light'" style:font-family-generic="modern" style:font-pitch="variable"/>
    <style:font-face style:name="Calibri2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Light" svg:font-family="'IBM Plex Sans Light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2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Light1" svg:font-family="'Source Sans Pro Light'" style:font-family-generic="roman" style:font-pitch="variable"/>
    <style:font-face style:name="Droid Sans Fallback2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Sans1" svg:font-family="'IBM Plex Sans'" style:font-family-generic="system" style:font-pitch="variable"/>
    <style:font-face style:name="IBM Plex Sans Light1" svg:font-family="'IBM Plex Sans Light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Light4" svg:font-family="'Source Sans Pr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title" style:list-style-name="L2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 style:list-style-name="L3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 style:list-style-name="L2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 style:list-style-name="L3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 style:list-style-name="L2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 style:list-style-name="L3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2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3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 style:list-style-name="L2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3">
      <style:graphic-properties draw:stroke="none" svg:stroke-width="0cm" draw:fill="solid" draw:fill-color="#729fc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10%" fo:text-align="start" style:punctuation-wrap="hanging" style:writing-mode="lr-tb"/>
      <style:text-properties fo:font-size="20pt" style:font-size-asian="28pt" style:font-size-complex="28pt" fo:hyphenate="false"/>
    </style:style>
    <style:style style:name="P4" style:family="paragraph">
      <loext:graphic-properties draw:fill="solid" draw:fill-color="#729fcf"/>
      <style:paragraph-properties fo:margin-top="0cm" fo:margin-bottom="0cm" fo:line-height="110%" fo:text-align="start" style:punctuation-wrap="hanging" style:writing-mode="lr-tb" style:font-independent-line-spacing="true"/>
      <style:text-properties fo:font-variant="normal" fo:text-transform="none" fo:color="#041e42" loext:opacity="100%" style:text-line-through-style="none" style:text-line-through-type="none" style:text-position="0% 100%" style:font-name="Courier1" fo:font-size="20pt" fo:letter-spacing="normal" fo:font-style="normal" style:text-underline-style="none" fo:font-weight="bold" style:font-name-asian="Source Sans Pro4" style:font-size-asian="28pt" style:font-style-asian="normal" style:font-weight-asian="bold" style:font-size-complex="28pt" style:font-style-complex="normal" style:font-weight-complex="bold" fo:hyphenate="false"/>
    </style:style>
    <style:style style:name="P5" style:family="paragraph">
      <style:paragraph-properties fo:margin-top="0cm" fo:margin-bottom="0cm" fo:line-height="110%" fo:text-align="start" style:punctuation-wrap="hanging" style:writing-mode="lr-tb"/>
      <style:text-properties fo:font-size="28pt" style:font-size-asian="28pt" style:font-size-complex="28pt" fo:hyphenate="false"/>
    </style:style>
    <style:style style:name="P6" style:family="paragraph">
      <loext:graphic-properties draw:fill="solid" draw:fill-color="#729fcf"/>
      <style:paragraph-properties fo:margin-top="0cm" fo:margin-bottom="0cm" fo:line-height="110%" fo:text-align="start" style:punctuation-wrap="hanging" style:writing-mode="lr-tb" style:font-independent-line-spacing="true"/>
      <style:text-properties fo:font-variant="normal" fo:text-transform="none" fo:color="#041e42" loext:opacity="100%" style:text-line-through-style="none" style:text-line-through-type="none" style:text-position="0% 100%" style:font-name="Courier1" fo:font-size="28pt" fo:letter-spacing="normal" fo:font-style="normal" style:text-underline-style="none" fo:font-weight="bold" style:font-name-asian="Source Sans Pro4" style:font-size-asian="28pt" style:font-style-asian="normal" style:font-weight-asian="bold" style:font-size-complex="28pt" style:font-style-complex="normal" style:font-weight-complex="bold" fo:hyphenate="fals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67737f" loext:opacity="100%" style:text-line-through-style="none" style:text-line-through-type="none" style:text-position="0% 100%" style:font-name="Source Sans Pro1" fo:font-size="10pt" fo:letter-spacing="normal" fo:language="en" fo:country="US" fo:font-style="normal" style:text-underline-style="none" fo:font-weight="normal" style:font-name-asian="Source Sans Pro4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41e42" loext:opacity="100%" style:text-line-through-style="none" style:text-line-through-type="none" style:text-position="0% 100%" style:font-name="Courier1" fo:letter-spacing="normal" fo:font-style="normal" style:text-underline-style="none" fo:font-weight="bold" style:font-name-asian="Source Sans Pro4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41e42" loext:opacity="100%" style:text-line-through-style="none" style:text-line-through-type="none" style:text-position="0% 100%" style:font-name="Courier1" fo:font-size="28pt" fo:letter-spacing="normal" fo:font-style="normal" style:text-underline-style="none" fo:font-weight="bold" style:font-name-asian="Source Sans Pro4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41e42" loext:opacity="100%" style:text-line-through-style="none" style:text-line-through-type="none" style:text-position="0% 100%" style:font-name="Courier1" fo:letter-spacing="normal" fo:font-style="normal" style:text-underline-style="none" fo:font-weight="bold" style:font-name-asian="Source Sans Pro4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Slide Number Placeholder 4_0" presentation:style-name="pr1" draw:text-style-name="P2" draw:layer="layout" svg:width="7.619cm" svg:height="1.013cm" svg:x="25.524cm" svg:y="17.65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1_10" presentation:style-name="pr2" draw:text-style-name="P4" draw:layer="layout" svg:width="6.5cm" svg:height="3.234cm" svg:x="0.5cm" svg:y="0.5cm" presentation:class="title" presentation:user-transformed="true">
          <draw:text-box>
            <text:p text:style-name="P3"><text:span text:style-name="T2">Leading spaces shorter than </text:span><text:span text:style-name="T2">a line</text:span></text:p>
          </draw:text-box>
        </draw:frame>
        <draw:frame draw:name="Title 1_11" presentation:style-name="pr3" draw:text-style-name="P6" draw:layer="layout" svg:width="6.499cm" svg:height="4.134cm" svg:x="0.501cm" svg:y="4.366cm" presentation:class="title" presentation:user-transformed="true">
          <draw:text-box>
            <text:p text:style-name="P5"><text:span text:style-name="T3"><text:s text:c="4"/></text:span><text:span text:style-name="T3">567890</text:span><text:span text:style-name="T3"><text:line-break/></text:span><text:span text:style-name="T3">1234</text:span></text:p>
          </draw:text-box>
        </draw:frame>
        <draw:frame draw:name="Title 1_12" presentation:style-name="pr4" draw:text-style-name="P4" draw:layer="layout" svg:width="6.5cm" svg:height="3.234cm" svg:x="8.5cm" svg:y="0.5cm" presentation:class="title" presentation:user-transformed="true">
          <draw:text-box>
            <text:p text:style-name="P3"><text:span text:style-name="T2">Leading spaces as long as a </text:span><text:span text:style-name="T2">line</text:span></text:p>
          </draw:text-box>
        </draw:frame>
        <draw:frame draw:name="Title 1_13" presentation:style-name="pr5" draw:text-style-name="P6" draw:layer="layout" svg:width="6.499cm" svg:height="4.134cm" svg:x="8.501cm" svg:y="4.366cm" presentation:class="title" presentation:user-transformed="true">
          <draw:text-box>
            <text:p text:style-name="P5"><text:span text:style-name="T3"><text:s text:c="11"/></text:span><text:span text:style-name="T3">1234567890</text:span></text:p>
          </draw:text-box>
        </draw:frame>
        <draw:frame draw:name="Title 1_14" presentation:style-name="pr6" draw:text-style-name="P4" draw:layer="layout" svg:width="6.499cm" svg:height="3.234cm" svg:x="16.5cm" svg:y="0.5cm" presentation:class="title" presentation:user-transformed="true">
          <draw:text-box>
            <text:p text:style-name="P3"><text:span text:style-name="T2">Leading spaces longer than a </text:span><text:span text:style-name="T2">line</text:span></text:p>
          </draw:text-box>
        </draw:frame>
        <draw:frame draw:name="Title 1_15" presentation:style-name="pr7" draw:text-style-name="P6" draw:layer="layout" svg:width="6.498cm" svg:height="5.334cm" svg:x="16.502cm" svg:y="4.166cm" presentation:class="title" presentation:user-transformed="true">
          <draw:text-box>
            <text:p text:style-name="P5"><text:span text:style-name="T3"><text:s text:c="13"/></text:span><text:span text:style-name="T3"><text:s text:c="2"/></text:span><text:span text:style-name="T3">567890</text:span><text:span text:style-name="T3"><text:line-break/></text:span><text:span text:style-name="T3">1234</text:span></text:p>
          </draw:text-box>
        </draw:frame>
        <draw:frame draw:name="Title 1_16" presentation:style-name="pr8" draw:text-style-name="P4" draw:layer="layout" svg:width="6.5cm" svg:height="4.234cm" svg:x="0.5cm" svg:y="9cm" presentation:class="title" presentation:user-transformed="true">
          <draw:text-box>
            <text:p text:style-name="P3"><text:span text:style-name="T4">Internal spaces up to the end of the line</text:span></text:p>
          </draw:text-box>
        </draw:frame>
        <draw:frame draw:name="Title 1_17" presentation:style-name="pr9" draw:text-style-name="P6" draw:layer="layout" svg:width="6.499cm" svg:height="4.134cm" svg:x="0.501cm" svg:y="13.866cm" presentation:class="title" presentation:user-transformed="true">
          <draw:text-box>
            <text:p text:style-name="P5"><text:span text:style-name="T3">1 <text:s text:c="8"/>1234567890</text:span></text:p>
          </draw:text-box>
        </draw:frame>
        <draw:frame draw:name="Title 1_18" presentation:style-name="pr10" draw:text-style-name="P4" draw:layer="layout" svg:width="6.5cm" svg:height="4.234cm" svg:x="8.5cm" svg:y="9cm" presentation:class="title" presentation:user-transformed="true">
          <draw:text-box>
            <text:p text:style-name="P3"><text:span text:style-name="T4">Internal spaces crossing two lines</text:span></text:p>
          </draw:text-box>
        </draw:frame>
        <draw:frame draw:name="Title 1_19" presentation:style-name="pr11" draw:text-style-name="P6" draw:layer="layout" svg:width="6.499cm" svg:height="5cm" svg:x="8.5cm" svg:y="13.5cm" presentation:class="title" presentation:user-transformed="true">
          <draw:text-box>
            <text:p text:style-name="P5"><text:span text:style-name="T3">1 <text:s text:c="13"/>567890</text:span><text:span text:style-name="T3"><text:line-break/></text:span><text:span text:style-name="T3">123456789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Calibri3" svg:font-family="Calibri"/>
    <style:font-face style:name="OpenSymbol2" svg:font-family="OpenSymbol, 'Arial Unicode MS'"/>
    <style:font-face style:name="Calibri" svg:font-family="Calibri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Source Sans Pro4" svg:font-family="'Source Sans Pro'" style:font-family-generic="modern" style:font-pitch="fixed"/>
    <style:font-face style:name="Source Sans Pro Light3" svg:font-family="'Source Sans Pro Light'" style:font-family-generic="modern" style:font-pitch="fixed"/>
    <style:font-face style:name="Calibri1" svg:font-family="Calibri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Segoe UI" svg:font-family="'Segoe UI'" style:font-family-generic="modern" style:font-pitch="variable"/>
    <style:font-face style:name="Source Sans Pro3" svg:font-family="'Source Sans Pro'" style:font-family-generic="modern" style:font-pitch="variable"/>
    <style:font-face style:name="Source Sans Pro Light2" svg:font-family="'Source Sans Pro Light'" style:font-family-generic="modern" style:font-pitch="variable"/>
    <style:font-face style:name="Calibri2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Light" svg:font-family="'IBM Plex Sans Light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2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Light1" svg:font-family="'Source Sans Pro Light'" style:font-family-generic="roman" style:font-pitch="variable"/>
    <style:font-face style:name="Droid Sans Fallback2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Sans1" svg:font-family="'IBM Plex Sans'" style:font-family-generic="system" style:font-pitch="variable"/>
    <style:font-face style:name="IBM Plex Sans Light1" svg:font-family="'IBM Plex Sans Light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Light4" svg:font-family="'Source Sans Pr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Pfeil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Pfeil" draw:marker-start-width="0.2cm" draw:marker-end="Pfeil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2pt" fo:language="en" fo:country="U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iberation Sans1" style:font-family-complex="'Liberation Sans', Arial" style:font-family-generic-complex="swiss" style:font-pitch-complex="variable" style:font-size-complex="12pt" style:language-complex="hi" style:country-complex="IN"/>
    </style:style>
    <style:style style:name="Überschrift_20_1" style:display-name="Überschrift 1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6.5pt" fo:font-weight="bold" style:font-name-asian="Microsoft YaHei" style:font-family-asian="'Microsoft YaHei'" style:font-pitch-asian="variable" style:font-size-asian="16.5pt" style:font-weight-asian="bold" style:font-name-complex="Liberation Sans1" style:font-family-complex="'Liberation Sans', Arial" style:font-family-generic-complex="swiss" style:font-pitch-complex="variable" style:font-size-complex="16.5pt" style:font-weight-complex="bold"/>
    </style:style>
    <style:style style:name="Überschrift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Überschrift_20_2" style:display-name="Überschrift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Überschrift_20_3" style:display-name="Überschrift 3" style:family="graphic">
      <style:paragraph-properties fo:margin-top="0.43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2.5pt" style:text-underline-style="solid" style:text-underline-width="auto" style:text-underline-color="font-color" fo:font-weight="normal" style:font-name-asian="Microsoft YaHei" style:font-family-asian="'Microsoft YaHei'" style:font-pitch-asian="variable" style:font-size-asian="12.5pt" style:font-weight-asian="normal" style:font-name-complex="Liberation Sans1" style:font-family-complex="'Liberation Sans', Arial" style:font-family-generic-complex="swiss" style:font-pitch-complex="variable" style:font-size-complex="12.5pt" style:font-weight-complex="normal"/>
    </style:style>
    <style:style style:name="Zeilennummerierung" style:family="graphic">
      <style:paragraph-properties style:text-autospace="none"/>
    </style:style>
    <style:style style:name="A6" style:family="graphic">
      <style:paragraph-properties style:text-autospace="none"/>
      <style:text-properties style:font-name="IBM Plex Sans Light" fo:font-family="'IBM Plex Sans Light'" style:font-family-generic="roman" style:font-pitch="variable" fo:font-size="72pt" style:font-name-complex="IBM Plex Sans Light" style:font-family-complex="'IBM Plex Sans Light'" style:font-family-generic-complex="roman" style:font-pitch-complex="variable"/>
    </style:style>
    <style:style style:name="A1" style:family="graphic">
      <style:paragraph-properties style:text-autospace="none"/>
      <style:text-properties fo:font-size="36pt"/>
    </style:style>
    <style:style style:name="A2" style:family="graphic">
      <style:paragraph-properties style:text-autospace="none"/>
      <style:text-properties fo:font-size="22pt"/>
    </style:style>
    <style:style style:name="Nummerierungszeichen" style:family="graphic">
      <style:paragraph-properties style:text-autospace="none"/>
    </style:style>
    <style:style style:name="Verzeichnissprung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etont" style:family="graphic">
      <style:paragraph-properties style:text-autospace="none"/>
      <style:text-properties fo:font-style="italic" style:font-style-complex="italic"/>
    </style:style>
    <style:style style:name="Internetverknüpfung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zliste" style:family="graphic">
      <style:paragraph-properties fo:margin-top="0cm" fo:margin-bottom="0.178cm" fo:line-height="120%" fo:text-align="start" style:text-autospace="none" style:writing-mode="lr-tb"/>
      <style:text-properties style:font-name="Liberation Sans1" fo:font-family="'Liberation Sans', Arial" style:font-family-generic="swiss" style:font-pitch="variable" fo:font-size="8pt" style:font-name-complex="Liberation Sans1" style:font-family-complex="'Liberation Sans', Arial" style:font-family-generic-complex="swiss" style:font-pitch-complex="variable"/>
    </style:style>
    <style:style style:name="Textkörper" style:family="graphic">
      <style:paragraph-properties fo:margin-top="0cm" fo:margin-bottom="0.436cm" fo:line-height="120%" fo:text-align="start" style:text-autospace="none" style:writing-mode="lr-tb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Pa3" style:family="graphic">
      <style:paragraph-properties style:line-height-at-least="0.517cm" fo:text-align="start" style:text-autospace="none"/>
      <style:text-properties fo:color="#000000" loext:opacity="100%" style:font-name="IBM Plex Sans" fo:font-family="'IBM Plex Sans'" style:font-family-generic="roman" style:font-pitch="variable" fo:font-size="12pt" style:font-name-complex="IBM Plex Sans" style:font-family-complex="'IBM Plex Sans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IBM Plex Sans" fo:font-family="'IBM Plex Sans'" style:font-family-generic="roman" style:font-pitch="variable" fo:font-size="12pt" fo:language="en" fo:country="U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IBM Plex Sans" style:font-family-complex="'IBM Plex Sans'" style:font-family-generic-complex="roman" style:font-pitch-complex="variable" style:font-size-complex="12pt" style:language-complex="hi" style:country-complex="IN"/>
    </style:style>
    <style:style style:name="Pa7" style:family="graphic">
      <style:paragraph-properties style:line-height-at-least="0.517cm" fo:text-align="start" style:text-autospace="none"/>
      <style:text-properties fo:color="#000000" loext:opacity="100%" style:font-name="IBM Plex Sans" fo:font-family="'IBM Plex Sans'" style:font-family-generic="roman" style:font-pitch="variable" fo:font-size="12pt" style:font-name-complex="IBM Plex Sans" style:font-family-complex="'IBM Plex Sans'" style:font-family-generic-complex="roman" style:font-pitch-complex="variable"/>
    </style:style>
    <style:style style:name="Zeichnung" style:family="graphic">
      <style:paragraph-properties fo:margin-top="0.374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2pt" fo:font-style="italic" style:font-name-asian="Liberation Sans1" style:font-family-asian="'Liberation Sans', Arial" style:font-family-generic-asian="swiss" style:font-pitch-asian="variable" style:font-size-asian="12pt" style:font-style-asian="italic" style:font-name-complex="Liberation Sans1" style:font-family-complex="'Liberation Sans', Arial" style:font-family-generic-complex="swiss" style:font-pitch-complex="variable" style:font-size-complex="12pt" style:font-style-complex="italic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2pt" fo:font-style="italic" style:font-name-asian="Liberation Sans1" style:font-family-asian="'Liberation Sans', Arial" style:font-family-generic-asian="swiss" style:font-pitch-asian="variable" style:font-size-asian="12pt" style:font-style-asian="italic" style:font-name-complex="Liberation Sans1" style:font-family-complex="'Liberation Sans', Arial" style:font-family-generic-complex="swiss" style:font-pitch-complex="variable" style:font-size-complex="12pt" style:font-style-complex="italic"/>
    </style:style>
    <style:style style:name="Tabellenüberschrift" style:family="graphic">
      <style:paragraph-properties fo:text-align="center" style:text-autospace="none" style:writing-mode="lr-tb"/>
      <style:text-properties style:font-name="Liberation Sans1" fo:font-family="'Liberation Sans', Arial" style:font-family-generic="swiss" style:font-pitch="variable" fo:font-weight="bold" style:font-name-asian="Liberation Sans1" style:font-family-asian="'Liberation Sans', Arial" style:font-family-generic-asian="swiss" style:font-pitch-asian="variable" style:font-weight-asian="bold" style:font-name-complex="Liberation Sans1" style:font-family-complex="'Liberation Sans', Arial" style:font-family-generic-complex="swiss" style:font-pitch-complex="variable" style:font-weight-complex="bold"/>
    </style:style>
    <style:style style:name="Tabelleninhalt" style:family="graphic">
      <style:paragraph-properties fo:text-align="start" style:text-autospace="none" style:writing-mode="lr-tb"/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Inhaltsverzeichnis_20_3" style:display-name="Inhaltsverzeichnis 3" style:family="graphic">
      <style:paragraph-properties fo:margin-left="1.76cm" fo:margin-right="0cm" fo:text-align="start" fo:text-indent="0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Verzeichnis" style:family="graphic">
      <style:paragraph-properties fo:text-align="start" style:text-autospace="none" style:writing-mode="lr-tb"/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Inhaltsverzeichnis_20_2" style:display-name="Inhaltsverzeichnis 2" style:family="graphic">
      <style:paragraph-properties fo:margin-left="0.88cm" fo:margin-right="0cm" fo:text-align="start" fo:text-indent="0cm" style:text-autospace="none" style:writing-mode="lr-tb">
        <style:tab-stops>
          <style:tab-stop style:position="29.106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Inhaltsverzeichnis_20_1" style:display-name="Inhaltsverzeichnis 1" style:family="graphic">
      <style:paragraph-properties fo:margin-left="0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Stichwortverzeichnis_20_Überschrift" style:display-name="Stichwortverzeichnis Überschrift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ußzeil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Kopfzeil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Kopf-_20_und_20_Fußzeile" style:display-name="Kopf- und Fußzeil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Aufzählung" style:family="graphic">
      <style:paragraph-properties fo:margin-top="0cm" fo:margin-bottom="0.436cm" fo:line-height="120%" fo:text-align="start" style:text-autospace="none" style:writing-mode="lr-tb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Dark_20_Theme-background" style:display-name="Title Slide Dark Theme-background" style:family="presentation">
      <style:graphic-properties draw:stroke="none" draw:fill="solid" draw:fill-color="#041e42"/>
      <style:text-properties style:letter-kerning="true"/>
    </style:style>
    <style:style style:name="Title_20_Slide_20_Dark_20_Theme-backgroundobjects" style:display-name="Title Slide Dark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Dark_20_Theme-notes" style:display-name="Title Slide Dark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Dark_20_Theme-outline1" style:display-name="Title Slide Dark Theme-outline1" style:family="presentation">
      <style:graphic-properties draw:stroke="none" draw:fill="none" draw:auto-grow-height="false" draw:fit-to-size="false" style:shrink-to-fit="true">
        <text:list-style style:name="Title_20_Slide_20_Dark_20_Theme-outline1" style:display-name="Title Slide Dark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Dark_20_Theme-outline2" style:display-name="Title Slide Dark Theme-outline2" style:family="presentation" style:parent-style-name="Title_20_Slide_20_Dark_20_Them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20_Dark_20_Theme-outline3" style:display-name="Title Slide Dark Theme-outline3" style:family="presentation" style:parent-style-name="Title_20_Slide_20_Dark_20_Them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20_Dark_20_Theme-outline4" style:display-name="Title Slide Dark Theme-outline4" style:family="presentation" style:parent-style-name="Title_20_Slide_20_Dark_20_Them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20_Dark_20_Theme-outline5" style:display-name="Title Slide Dark Theme-outline5" style:family="presentation" style:parent-style-name="Title_20_Slide_20_Dark_20_Theme-outline4">
      <style:paragraph-properties fo:margin-top="0.1cm" fo:margin-bottom="0cm"/>
      <style:text-properties fo:font-size="20pt" style:font-size-asian="20pt" style:font-size-complex="20pt"/>
    </style:style>
    <style:style style:name="Title_20_Slide_20_Dark_20_Theme-outline6" style:display-name="Title Slide Dark Theme-outline6" style:family="presentation" style:parent-style-name="Title_20_Slide_20_Dark_20_Theme-outline5">
      <style:paragraph-properties fo:margin-top="0.1cm" fo:margin-bottom="0cm"/>
      <style:text-properties fo:font-size="20pt" style:font-size-asian="20pt" style:font-size-complex="20pt"/>
    </style:style>
    <style:style style:name="Title_20_Slide_20_Dark_20_Theme-outline7" style:display-name="Title Slide Dark Theme-outline7" style:family="presentation" style:parent-style-name="Title_20_Slide_20_Dark_20_Theme-outline6">
      <style:paragraph-properties fo:margin-top="0.1cm" fo:margin-bottom="0cm"/>
      <style:text-properties fo:font-size="20pt" style:font-size-asian="20pt" style:font-size-complex="20pt"/>
    </style:style>
    <style:style style:name="Title_20_Slide_20_Dark_20_Theme-outline8" style:display-name="Title Slide Dark Theme-outline8" style:family="presentation" style:parent-style-name="Title_20_Slide_20_Dark_20_Theme-outline7">
      <style:paragraph-properties fo:margin-top="0.1cm" fo:margin-bottom="0cm"/>
      <style:text-properties fo:font-size="20pt" style:font-size-asian="20pt" style:font-size-complex="20pt"/>
    </style:style>
    <style:style style:name="Title_20_Slide_20_Dark_20_Theme-outline9" style:display-name="Title Slide Dark Theme-outline9" style:family="presentation" style:parent-style-name="Title_20_Slide_20_Dark_20_Theme-outline8">
      <style:paragraph-properties fo:margin-top="0.1cm" fo:margin-bottom="0cm"/>
      <style:text-properties fo:font-size="20pt" style:font-size-asian="20pt" style:font-size-complex="20pt"/>
    </style:style>
    <style:style style:name="Title_20_Slide_20_Dark_20_Theme-subtitle" style:display-name="Title Slide Dark Theme-subtitle" style:family="presentation">
      <style:graphic-properties draw:stroke="none" draw:fill="none" draw:textarea-vertical-align="middle">
        <text:list-style style:name="Title_20_Slide_20_Dark_20_Theme-subtitle" style:display-name="Title Slide Dark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Dark_20_Theme-title" style:display-name="Title Slide Dark Theme-title" style:family="presentation">
      <style:graphic-properties draw:stroke="none" draw:fill="none" draw:textarea-vertical-align="middle">
        <text:list-style style:name="Title_20_Slide_20_Dark_20_Theme-title" style:display-name="Title Slide Dark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041d4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Dark_20_Theme-background" style:display-name="Blank Dark Theme-background" style:family="presentation">
      <style:graphic-properties draw:stroke="none" draw:fill="solid" draw:fill-color="#041d41"/>
      <style:text-properties style:letter-kerning="true"/>
    </style:style>
    <style:style style:name="Blank_20_Dark_20_Theme-backgroundobjects" style:display-name="Blank Dark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_20_Theme-notes" style:display-name="Blank Dark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Dark_20_Theme-outline1" style:display-name="Blank Dark Theme-outline1" style:family="presentation">
      <style:graphic-properties draw:stroke="none" draw:fill="none" draw:auto-grow-height="false" draw:fit-to-size="false" style:shrink-to-fit="true">
        <text:list-style style:name="Blank_20_Dark_20_Theme-outline1" style:display-name="Blank Dark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_20_Dark_20_Theme-outline2" style:display-name="Blank Dark Theme-outline2" style:family="presentation" style:parent-style-name="Blank_20_Dark_20_Them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Dark_20_Theme-outline3" style:display-name="Blank Dark Theme-outline3" style:family="presentation" style:parent-style-name="Blank_20_Dark_20_Them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Dark_20_Theme-outline4" style:display-name="Blank Dark Theme-outline4" style:family="presentation" style:parent-style-name="Blank_20_Dark_20_Them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Dark_20_Theme-outline5" style:display-name="Blank Dark Theme-outline5" style:family="presentation" style:parent-style-name="Blank_20_Dark_20_Theme-outline4">
      <style:paragraph-properties fo:margin-top="0.1cm" fo:margin-bottom="0cm"/>
      <style:text-properties fo:font-size="20pt" style:font-size-asian="20pt" style:font-size-complex="20pt"/>
    </style:style>
    <style:style style:name="Blank_20_Dark_20_Theme-outline6" style:display-name="Blank Dark Theme-outline6" style:family="presentation" style:parent-style-name="Blank_20_Dark_20_Theme-outline5">
      <style:paragraph-properties fo:margin-top="0.1cm" fo:margin-bottom="0cm"/>
      <style:text-properties fo:font-size="20pt" style:font-size-asian="20pt" style:font-size-complex="20pt"/>
    </style:style>
    <style:style style:name="Blank_20_Dark_20_Theme-outline7" style:display-name="Blank Dark Theme-outline7" style:family="presentation" style:parent-style-name="Blank_20_Dark_20_Theme-outline6">
      <style:paragraph-properties fo:margin-top="0.1cm" fo:margin-bottom="0cm"/>
      <style:text-properties fo:font-size="20pt" style:font-size-asian="20pt" style:font-size-complex="20pt"/>
    </style:style>
    <style:style style:name="Blank_20_Dark_20_Theme-outline8" style:display-name="Blank Dark Theme-outline8" style:family="presentation" style:parent-style-name="Blank_20_Dark_20_Theme-outline7">
      <style:paragraph-properties fo:margin-top="0.1cm" fo:margin-bottom="0cm"/>
      <style:text-properties fo:font-size="20pt" style:font-size-asian="20pt" style:font-size-complex="20pt"/>
    </style:style>
    <style:style style:name="Blank_20_Dark_20_Theme-outline9" style:display-name="Blank Dark Theme-outline9" style:family="presentation" style:parent-style-name="Blank_20_Dark_20_Theme-outline8">
      <style:paragraph-properties fo:margin-top="0.1cm" fo:margin-bottom="0cm"/>
      <style:text-properties fo:font-size="20pt" style:font-size-asian="20pt" style:font-size-complex="20pt"/>
    </style:style>
    <style:style style:name="Blank_20_Dark_20_Theme-subtitle" style:display-name="Blank Dark Theme-subtitle" style:family="presentation">
      <style:graphic-properties draw:stroke="none" draw:fill="none" draw:textarea-vertical-align="middle">
        <text:list-style style:name="Blank_20_Dark_20_Theme-subtitle" style:display-name="Blank Dark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_20_Theme-title" style:display-name="Blank Dark Theme-title" style:family="presentation">
      <style:graphic-properties draw:stroke="none" draw:fill="none" draw:textarea-vertical-align="middle">
        <text:list-style style:name="Blank_20_Dark_20_Theme-title" style:display-name="Blank Dark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Light_20_Theme-background" style:display-name="Blank Light Theme-background" style:family="presentation">
      <style:graphic-properties draw:stroke="none" draw:fill="solid" draw:fill-color="#ffffff"/>
      <style:text-properties style:letter-kerning="true"/>
    </style:style>
    <style:style style:name="Blank_20_Light_20_Theme-backgroundobjects" style:display-name="Blank Light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Light_20_Theme-notes" style:display-name="Blank Light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Light_20_Theme-outline1" style:display-name="Blank Light Theme-outline1" style:family="presentation">
      <style:graphic-properties draw:stroke="none" draw:fill="none" draw:auto-grow-height="false" draw:fit-to-size="false" style:shrink-to-fit="true">
        <text:list-style style:name="Blank_20_Light_20_Theme-outline1" style:display-name="Blank Light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_20_Light_20_Theme-outline2" style:display-name="Blank Light Theme-outline2" style:family="presentation" style:parent-style-name="Blank_20_Light_20_Them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Light_20_Theme-outline3" style:display-name="Blank Light Theme-outline3" style:family="presentation" style:parent-style-name="Blank_20_Light_20_Them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Light_20_Theme-outline4" style:display-name="Blank Light Theme-outline4" style:family="presentation" style:parent-style-name="Blank_20_Light_20_Them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Blank_20_Light_20_Theme-outline5" style:display-name="Blank Light Theme-outline5" style:family="presentation" style:parent-style-name="Blank_20_Light_20_Theme-outline4">
      <style:paragraph-properties fo:margin-top="0.1cm" fo:margin-bottom="0cm"/>
      <style:text-properties fo:font-size="20pt" style:font-size-asian="20pt" style:font-size-complex="20pt"/>
    </style:style>
    <style:style style:name="Blank_20_Light_20_Theme-outline6" style:display-name="Blank Light Theme-outline6" style:family="presentation" style:parent-style-name="Blank_20_Light_20_Theme-outline5">
      <style:paragraph-properties fo:margin-top="0.1cm" fo:margin-bottom="0cm"/>
      <style:text-properties fo:font-size="20pt" style:font-size-asian="20pt" style:font-size-complex="20pt"/>
    </style:style>
    <style:style style:name="Blank_20_Light_20_Theme-outline7" style:display-name="Blank Light Theme-outline7" style:family="presentation" style:parent-style-name="Blank_20_Light_20_Theme-outline6">
      <style:paragraph-properties fo:margin-top="0.1cm" fo:margin-bottom="0cm"/>
      <style:text-properties fo:font-size="20pt" style:font-size-asian="20pt" style:font-size-complex="20pt"/>
    </style:style>
    <style:style style:name="Blank_20_Light_20_Theme-outline8" style:display-name="Blank Light Theme-outline8" style:family="presentation" style:parent-style-name="Blank_20_Light_20_Theme-outline7">
      <style:paragraph-properties fo:margin-top="0.1cm" fo:margin-bottom="0cm"/>
      <style:text-properties fo:font-size="20pt" style:font-size-asian="20pt" style:font-size-complex="20pt"/>
    </style:style>
    <style:style style:name="Blank_20_Light_20_Theme-outline9" style:display-name="Blank Light Theme-outline9" style:family="presentation" style:parent-style-name="Blank_20_Light_20_Theme-outline8">
      <style:paragraph-properties fo:margin-top="0.1cm" fo:margin-bottom="0cm"/>
      <style:text-properties fo:font-size="20pt" style:font-size-asian="20pt" style:font-size-complex="20pt"/>
    </style:style>
    <style:style style:name="Blank_20_Light_20_Theme-subtitle" style:display-name="Blank Light Theme-subtitle" style:family="presentation">
      <style:graphic-properties draw:stroke="none" draw:fill="none" draw:textarea-vertical-align="middle">
        <text:list-style style:name="Blank_20_Light_20_Theme-subtitle" style:display-name="Blank Light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Light_20_Theme-title" style:display-name="Blank Light Theme-title" style:family="presentation">
      <style:graphic-properties draw:stroke="none" draw:fill="none" draw:textarea-vertical-align="middle">
        <text:list-style style:name="Blank_20_Light_20_Theme-title" style:display-name="Blank Light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20_Light_20_Theme-background" style:display-name="Picture with Caption Light Theme-background" style:family="presentation">
      <style:graphic-properties draw:stroke="none" draw:fill="solid" draw:fill-color="#ffffff"/>
      <style:text-properties style:letter-kerning="true"/>
    </style:style>
    <style:style style:name="Picture_20_with_20_Caption_20_Light_20_Theme-backgroundobjects" style:display-name="Picture with Caption Light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20_Light_20_Theme-notes" style:display-name="Picture with Caption Light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_20_Light_20_Theme-outline1" style:display-name="Picture with Caption Light Theme-outline1" style:family="presentation">
      <style:graphic-properties draw:stroke="none" draw:fill="none" draw:auto-grow-height="false" draw:fit-to-size="false" style:shrink-to-fit="true">
        <text:list-style style:name="Picture_20_with_20_Caption_20_Light_20_Theme-outline1" style:display-name="Picture with Caption Light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20_Light_20_Theme-outline2" style:display-name="Picture with Caption Light Theme-outline2" style:family="presentation" style:parent-style-name="Picture_20_with_20_Caption_20_Light_20_Them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_20_Light_20_Theme-outline3" style:display-name="Picture with Caption Light Theme-outline3" style:family="presentation" style:parent-style-name="Picture_20_with_20_Caption_20_Light_20_Them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_20_Light_20_Theme-outline4" style:display-name="Picture with Caption Light Theme-outline4" style:family="presentation" style:parent-style-name="Picture_20_with_20_Caption_20_Light_20_Them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_20_Light_20_Theme-outline5" style:display-name="Picture with Caption Light Theme-outline5" style:family="presentation" style:parent-style-name="Picture_20_with_20_Caption_20_Light_20_Theme-outline4">
      <style:paragraph-properties fo:margin-top="0.1cm" fo:margin-bottom="0cm"/>
      <style:text-properties fo:font-size="20pt" style:font-size-asian="20pt" style:font-size-complex="20pt"/>
    </style:style>
    <style:style style:name="Picture_20_with_20_Caption_20_Light_20_Theme-outline6" style:display-name="Picture with Caption Light Theme-outline6" style:family="presentation" style:parent-style-name="Picture_20_with_20_Caption_20_Light_20_Theme-outline5">
      <style:paragraph-properties fo:margin-top="0.1cm" fo:margin-bottom="0cm"/>
      <style:text-properties fo:font-size="20pt" style:font-size-asian="20pt" style:font-size-complex="20pt"/>
    </style:style>
    <style:style style:name="Picture_20_with_20_Caption_20_Light_20_Theme-outline7" style:display-name="Picture with Caption Light Theme-outline7" style:family="presentation" style:parent-style-name="Picture_20_with_20_Caption_20_Light_20_Theme-outline6">
      <style:paragraph-properties fo:margin-top="0.1cm" fo:margin-bottom="0cm"/>
      <style:text-properties fo:font-size="20pt" style:font-size-asian="20pt" style:font-size-complex="20pt"/>
    </style:style>
    <style:style style:name="Picture_20_with_20_Caption_20_Light_20_Theme-outline8" style:display-name="Picture with Caption Light Theme-outline8" style:family="presentation" style:parent-style-name="Picture_20_with_20_Caption_20_Light_20_Theme-outline7">
      <style:paragraph-properties fo:margin-top="0.1cm" fo:margin-bottom="0cm"/>
      <style:text-properties fo:font-size="20pt" style:font-size-asian="20pt" style:font-size-complex="20pt"/>
    </style:style>
    <style:style style:name="Picture_20_with_20_Caption_20_Light_20_Theme-outline9" style:display-name="Picture with Caption Light Theme-outline9" style:family="presentation" style:parent-style-name="Picture_20_with_20_Caption_20_Light_20_Theme-outline8">
      <style:paragraph-properties fo:margin-top="0.1cm" fo:margin-bottom="0cm"/>
      <style:text-properties fo:font-size="20pt" style:font-size-asian="20pt" style:font-size-complex="20pt"/>
    </style:style>
    <style:style style:name="Picture_20_with_20_Caption_20_Light_20_Theme-subtitle" style:display-name="Picture with Caption Light Theme-subtitle" style:family="presentation">
      <style:graphic-properties draw:stroke="none" draw:fill="none" draw:textarea-vertical-align="middle">
        <text:list-style style:name="Picture_20_with_20_Caption_20_Light_20_Theme-subtitle" style:display-name="Picture with Caption Light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20_Light_20_Theme-title" style:display-name="Picture with Caption Light Theme-title" style:family="presentation">
      <style:graphic-properties draw:stroke="none" draw:fill="none" draw:textarea-vertical-align="middle">
        <text:list-style style:name="Picture_20_with_20_Caption_20_Light_20_Theme-title" style:display-name="Picture with Caption Light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inal_20_Slide_20_Dark_20_Theme-background" style:display-name="Final Slide Dark Theme-background" style:family="presentation">
      <style:graphic-properties draw:stroke="none" draw:fill="solid" draw:fill-color="#041d41"/>
      <style:text-properties style:letter-kerning="true"/>
    </style:style>
    <style:style style:name="Final_20_Slide_20_Dark_20_Theme-backgroundobjects" style:display-name="Final Slide Dark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_20_Dark_20_Theme-notes" style:display-name="Final Slide Dark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_20_Dark_20_Theme-outline1" style:display-name="Final Slide Dark Theme-outline1" style:family="presentation">
      <style:graphic-properties draw:stroke="none" draw:fill="none" draw:auto-grow-height="false" draw:fit-to-size="false" style:shrink-to-fit="true">
        <text:list-style style:name="Final_20_Slide_20_Dark_20_Theme-outline1" style:display-name="Final Slide Dark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inal_20_Slide_20_Dark_20_Theme-outline2" style:display-name="Final Slide Dark Theme-outline2" style:family="presentation" style:parent-style-name="Final_20_Slide_20_Dark_20_Them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Final_20_Slide_20_Dark_20_Theme-outline3" style:display-name="Final Slide Dark Theme-outline3" style:family="presentation" style:parent-style-name="Final_20_Slide_20_Dark_20_Them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Final_20_Slide_20_Dark_20_Theme-outline4" style:display-name="Final Slide Dark Theme-outline4" style:family="presentation" style:parent-style-name="Final_20_Slide_20_Dark_20_Them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Final_20_Slide_20_Dark_20_Theme-outline5" style:display-name="Final Slide Dark Theme-outline5" style:family="presentation" style:parent-style-name="Final_20_Slide_20_Dark_20_Theme-outline4">
      <style:paragraph-properties fo:margin-top="0.1cm" fo:margin-bottom="0cm"/>
      <style:text-properties fo:font-size="20pt" style:font-size-asian="20pt" style:font-size-complex="20pt"/>
    </style:style>
    <style:style style:name="Final_20_Slide_20_Dark_20_Theme-outline6" style:display-name="Final Slide Dark Theme-outline6" style:family="presentation" style:parent-style-name="Final_20_Slide_20_Dark_20_Theme-outline5">
      <style:paragraph-properties fo:margin-top="0.1cm" fo:margin-bottom="0cm"/>
      <style:text-properties fo:font-size="20pt" style:font-size-asian="20pt" style:font-size-complex="20pt"/>
    </style:style>
    <style:style style:name="Final_20_Slide_20_Dark_20_Theme-outline7" style:display-name="Final Slide Dark Theme-outline7" style:family="presentation" style:parent-style-name="Final_20_Slide_20_Dark_20_Theme-outline6">
      <style:paragraph-properties fo:margin-top="0.1cm" fo:margin-bottom="0cm"/>
      <style:text-properties fo:font-size="20pt" style:font-size-asian="20pt" style:font-size-complex="20pt"/>
    </style:style>
    <style:style style:name="Final_20_Slide_20_Dark_20_Theme-outline8" style:display-name="Final Slide Dark Theme-outline8" style:family="presentation" style:parent-style-name="Final_20_Slide_20_Dark_20_Theme-outline7">
      <style:paragraph-properties fo:margin-top="0.1cm" fo:margin-bottom="0cm"/>
      <style:text-properties fo:font-size="20pt" style:font-size-asian="20pt" style:font-size-complex="20pt"/>
    </style:style>
    <style:style style:name="Final_20_Slide_20_Dark_20_Theme-outline9" style:display-name="Final Slide Dark Theme-outline9" style:family="presentation" style:parent-style-name="Final_20_Slide_20_Dark_20_Theme-outline8">
      <style:paragraph-properties fo:margin-top="0.1cm" fo:margin-bottom="0cm"/>
      <style:text-properties fo:font-size="20pt" style:font-size-asian="20pt" style:font-size-complex="20pt"/>
    </style:style>
    <style:style style:name="Final_20_Slide_20_Dark_20_Theme-subtitle" style:display-name="Final Slide Dark Theme-subtitle" style:family="presentation">
      <style:graphic-properties draw:stroke="none" draw:fill="none" draw:textarea-vertical-align="middle">
        <text:list-style style:name="Final_20_Slide_20_Dark_20_Theme-subtitle" style:display-name="Final Slide Dark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_20_Dark_20_Theme-title" style:display-name="Final Slide Dark Theme-title" style:family="presentation">
      <style:graphic-properties draw:stroke="none" draw:fill="none" draw:textarea-vertical-align="middle">
        <text:list-style style:name="Final_20_Slide_20_Dark_20_Theme-title" style:display-name="Final Slide Dark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1d2d44" loext:opacity="100%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8pt" fo:letter-spacing="normal" fo:language="en" fo:country="DE" fo:font-style="normal" fo:text-shadow="none" style:text-underline-style="none" fo:font-weight="normal" style:letter-kerning="true" fo:background-color="transparent" style:font-name-asian="Source Sans Pro Light3" style:font-family-asian="'Source Sans Pro Light'" style:font-family-generic-asian="modern" style:font-pitch-asian="fixed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1d2d44" loext:opacity="100%" style:text-line-through-style="none" style:text-line-through-type="none" style:text-position="0% 100%" style:font-name="Source Sans Pro Light" fo:font-family="'Source Sans Pro Light'" style:font-family-generic="swiss" style:font-pitch="variable" fo:font-size="20pt" fo:letter-spacing="normal" fo:font-style="normal" style:text-underline-style="none" fo:font-weight="normal" style:font-name-asian="Source Sans Pro Light3" style:font-family-asian="'Source Sans Pro Light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1d2d44" loext:opacity="100%" style:text-line-through-style="none" style:text-line-through-type="none" style:text-position="0% 100%" style:font-name="Source Sans Pro Light" fo:font-family="'Source Sans Pro Light'" style:font-family-generic="swiss" style:font-pitch="variable" fo:font-size="18pt" fo:letter-spacing="normal" fo:font-style="normal" style:text-underline-style="none" fo:font-weight="normal" style:font-name-asian="Source Sans Pro Light3" style:font-family-asian="'Source Sans Pro 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1d2d44" loext:opacity="100%" style:text-line-through-style="none" style:text-line-through-type="none" style:text-position="0% 100%" style:font-name="Source Sans Pro Light" fo:font-family="'Source Sans Pro Light'" style:font-family-generic="swiss" style:font-pitch="variable" fo:font-size="18pt" fo:letter-spacing="normal" fo:font-style="normal" style:text-underline-style="none" fo:font-weight="normal" style:font-name-asian="Source Sans Pro Light3" style:font-family-asian="'Source Sans Pro Light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d2c44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 Light3" style:font-family-asian="'Source Sans Pro Light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1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11-titleOnly-Title-Only-outline1" style:family="presentation">
      <style:graphic-properties draw:stroke="none" draw:fill="none" draw:auto-grow-height="false" draw:fit-to-size="false" style:shrink-to-fit="true">
        <text:list-style style:name="Master1-Layout11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itleOnly-Title-Only-outline2" style:family="presentation" style:parent-style-name="Master1-Layout11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titleOnly-Title-Only-outline3" style:family="presentation" style:parent-style-name="Master1-Layout11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titleOnly-Title-Only-outline4" style:family="presentation" style:parent-style-name="Master1-Layout11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titleOnly-Title-Only-outline5" style:family="presentation" style:parent-style-name="Master1-Layout11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titleOnly-Title-Only-outline6" style:family="presentation" style:parent-style-name="Master1-Layout11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titleOnly-Title-Only-outline7" style:family="presentation" style:parent-style-name="Master1-Layout11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titleOnly-Title-Only-outline8" style:family="presentation" style:parent-style-name="Master1-Layout11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titleOnly-Title-Only-outline9" style:family="presentation" style:parent-style-name="Master1-Layout11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titleOnly-Title-Only-subtitle" style:family="presentation">
      <style:graphic-properties draw:stroke="none" draw:fill="none" draw:textarea-vertical-align="middle">
        <text:list-style style:name="Master1-Layout11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itleOnly-Title-Only-title" style:family="presentation">
      <style:graphic-properties draw:stroke="none" draw:fill="none" draw:textarea-vertical-align="middle">
        <text:list-style style:name="Master1-Layout11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Blank-Dark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blank-Blank-Dark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Blank-Dark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13-blank-Blank-Dark-Theme-outline1" style:family="presentation">
      <style:graphic-properties draw:stroke="none" draw:fill="none" draw:auto-grow-height="false" draw:fit-to-size="false" style:shrink-to-fit="true">
        <text:list-style style:name="Master1-Layout13-blank-Blank-Dark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Blank-Dark-Theme-outline2" style:family="presentation" style:parent-style-name="Master1-Layout13-blank-Blank-Dark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3-blank-Blank-Dark-Theme-outline3" style:family="presentation" style:parent-style-name="Master1-Layout13-blank-Blank-Dark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3-blank-Blank-Dark-Theme-outline4" style:family="presentation" style:parent-style-name="Master1-Layout13-blank-Blank-Dark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3-blank-Blank-Dark-Theme-outline5" style:family="presentation" style:parent-style-name="Master1-Layout13-blank-Blank-Dark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3-blank-Blank-Dark-Theme-outline6" style:family="presentation" style:parent-style-name="Master1-Layout13-blank-Blank-Dark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3-blank-Blank-Dark-Theme-outline7" style:family="presentation" style:parent-style-name="Master1-Layout13-blank-Blank-Dark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3-blank-Blank-Dark-Theme-outline8" style:family="presentation" style:parent-style-name="Master1-Layout13-blank-Blank-Dark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3-blank-Blank-Dark-Theme-outline9" style:family="presentation" style:parent-style-name="Master1-Layout13-blank-Blank-Dark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3-blank-Blank-Dark-Theme-subtitle" style:family="presentation">
      <style:graphic-properties draw:stroke="none" draw:fill="none" draw:textarea-vertical-align="middle">
        <text:list-style style:name="Master1-Layout13-blank-Blank-Dark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Blank-Dark-Theme-title" style:family="presentation">
      <style:graphic-properties draw:stroke="none" draw:fill="none" draw:textarea-vertical-align="middle">
        <text:list-style style:name="Master1-Layout13-blank-Blank-Dark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4.6000003814697pt" style:font-style-asian="normal" style:font-weight-asian="normal" style:font-name-complex="Lucida Sans" style:font-family-complex="'Lucida Sans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4-Layout3-obj-Title-and-Content-outline1" style:family="presentation">
      <style:graphic-properties draw:stroke="none" draw:fill="none" draw:auto-grow-height="false" draw:fit-to-size="false" style:shrink-to-fit="true">
        <text:list-style style:name="Master4-Layout3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obj-Title-and-Content-outline2" style:family="presentation" style:parent-style-name="Master4-Layout3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4-Layout3-obj-Title-and-Content-outline3" style:family="presentation" style:parent-style-name="Master4-Layout3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4-Layout3-obj-Title-and-Content-outline4" style:family="presentation" style:parent-style-name="Master4-Layout3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4-Layout3-obj-Title-and-Content-outline5" style:family="presentation" style:parent-style-name="Master4-Layout3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4-Layout3-obj-Title-and-Content-outline6" style:family="presentation" style:parent-style-name="Master4-Layout3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4-Layout3-obj-Title-and-Content-outline7" style:family="presentation" style:parent-style-name="Master4-Layout3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4-Layout3-obj-Title-and-Content-outline8" style:family="presentation" style:parent-style-name="Master4-Layout3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4-Layout3-obj-Title-and-Content-outline9" style:family="presentation" style:parent-style-name="Master4-Layout3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4-Layout3-obj-Title-and-Content-subtitle" style:family="presentation">
      <style:graphic-properties draw:stroke="none" draw:fill="none" draw:textarea-vertical-align="middle">
        <text:list-style style:name="Master4-Layout3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obj-Title-and-Content-title" style:family="presentation">
      <style:graphic-properties draw:stroke="none" draw:fill="none" draw:textarea-vertical-align="middle">
        <text:list-style style:name="Master4-Layout3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1.4000015258789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outline="false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10%" fo:text-align="start" fo:text-indent="0cm" style:punctuation-wrap="hanging" style:writing-mode="lr-tb"/>
      <style:text-properties fo:font-variant="normal" fo:text-transform="none" fo:color="#041e42" loext:opacity="100%" style:text-line-through-style="none" style:text-line-through-type="none" style:text-position="0% 100%" style:font-name="Source Sans Pro1" fo:font-family="'Source Sans Pro'" style:font-family-generic="swiss" style:font-pitch="variable" fo:font-size="20pt" fo:letter-spacing="normal" fo:font-style="normal" style:text-underline-style="none" fo:font-weight="normal" style:font-name-asian="Source Sans Pro4" style:font-family-asian="'Source Sans Pro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41d41" loext:opacity="100%" style:text-outline="false" style:text-line-through-style="none" style:text-line-through-type="none" style:text-position="0% 100%" style:font-name="Calibri3" fo:font-family="Calibri" fo:font-size="18pt" fo:letter-spacing="normal" fo:language="en" fo:country="DE" fo:font-style="normal" fo:text-shadow="none" style:text-underline-style="none" fo:font-weight="normal" style:letter-kerning="true" fo:background-color="transparent" style:font-name-asian="Source Sans Pro4" style:font-family-asian="'Source Sans Pro'" style:font-family-generic-asian="modern" style:font-pitch-asian="fixed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41e4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41d41"/>
    </style:style>
    <style:style style:name="Mdp4" style:family="drawing-page">
      <style:drawing-page-properties draw:background-size="border" draw:fill="solid" draw:fill-color="#ffffff" draw:opacity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Dark_20_Them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_20_Dark_20_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_20_Dark_20_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lank_20_Dark_20_Them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Blank_20_Dark_20_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ank_20_Dark_20_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lank_20_Light_20_Them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lank_20_Light_20_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nk_20_Light_20_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Picture_20_with_20_Caption_20_Light_20_Them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Picture_20_with_20_Caption_20_Light_20_Them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Picture_20_with_20_Caption_20_Light_20_Them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Picture_20_with_20_Caption_20_Light_20_Them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Picture_20_with_20_Caption_20_Light_20_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Picture_20_with_20_Caption_20_Light_20_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Final_20_Slide_20_Dark_20_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Final_20_Slide_20_Dark_20_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_32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2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_32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Standar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Standar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Standar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Master1-Layout11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11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11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11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13-blank-Blank-Dark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13-blank-Blank-Dark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13-blank-Blank-Dark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4-Layout3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4-Layout3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4-Layout3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4-Layout3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7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0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1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MP32" style:family="paragraph">
      <style:paragraph-properties fo:margin-left="1.90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3.17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4.44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5.71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60pt" fo:letter-spacing="normal" fo:language="en" fo:country="GB" fo:font-style="normal" style:text-underline-style="none" fo:font-weight="bold" style:font-name-asian="Source Sans Pro4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font-variant="normal" fo:text-transform="none" fo:color="#041e42" loext:opacity="100%" style:text-line-through-style="none" style:text-line-through-type="none" style:text-position="0% 100%" style:font-name="Source Sans Pro1" fo:font-size="40pt" fo:letter-spacing="normal" fo:language="en" fo:country="GB" fo:font-style="normal" style:text-underline-style="none" fo:font-weight="bold" style:font-name-asian="Source Sans Pro4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41e42" loext:opacity="100%" style:text-line-through-style="none" style:text-line-through-type="none" style:text-position="0% 100%" style:font-name="Source Sans Pro1" fo:font-size="20pt" fo:letter-spacing="normal" fo:language="en" fo:country="GB" fo:font-style="normal" style:text-underline-style="none" fo:font-weight="normal" style:font-name-asian="Source Sans Pro4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67737f" loext:opacity="100%" style:text-line-through-style="none" style:text-line-through-type="none" style:text-position="0% 100%" style:font-name="Source Sans Pro1" fo:font-size="10pt" fo:letter-spacing="normal" fo:language="en" fo:country="US" fo:font-style="normal" style:text-underline-style="none" fo:font-weight="normal" style:font-name-asian="Source Sans Pro4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40pt" fo:letter-spacing="normal" fo:language="en" fo:country="GB" fo:font-style="normal" style:text-underline-style="none" fo:font-weight="bold" style:font-name-asian="Source Sans Pro4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5e98d2" loext:opacity="100%" style:text-line-through-style="none" style:text-line-through-type="none" style:text-position="0% 100%" style:font-name="Source Sans Pro1" fo:font-size="20pt" fo:letter-spacing="normal" fo:language="en" fo:country="GB" fo:font-style="normal" style:text-underline-style="none" fo:font-weight="normal" style:font-name-asian="Source Sans Pro4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41d41" loext:opacity="100%" style:text-line-through-style="none" style:text-line-through-type="none" style:text-position="0% 100%" style:font-name="Calibri3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374a64" loext:opacity="100%" style:text-line-through-style="none" style:text-line-through-type="none" style:text-position="0% 100%" style:font-name="Source Sans Pro Light" fo:font-size="32pt" fo:letter-spacing="normal" fo:language="en" fo:country="GB" fo:font-style="normal" style:text-underline-style="none" fo:font-weight="normal" style:font-name-asian="Source Sans Pro Light3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1d2c44" loext:opacity="100%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e959c" loext:opacity="100%" style:text-line-through-style="none" style:text-line-through-type="none" style:text-position="0% 100%" style:font-name="Source Sans Pro Light" fo:font-size="8pt" fo:letter-spacing="normal" fo:language="en" fo:country="US" fo:font-style="normal" style:text-underline-style="none" fo:font-weight="normal" style:font-name-asian="Source Sans Pro Light3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41e42" loext:opacity="100%" style:text-line-through-style="none" style:text-line-through-type="none" style:text-position="0% 100%" style:font-name="Source Sans Pro1" fo:font-size="4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Source Sans Pro1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font-variant="normal" fo:text-transform="none" fo:color="#67737f" loext:opacity="100%" style:text-line-through-style="none" style:text-line-through-type="none" style:text-position="0% 100%" style:font-name="Source Sans Pro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Sans Pro1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41e42" loext:opacity="100%" style:text-line-through-style="none" style:text-line-through-type="none" style:text-position="0% 100%" style:font-name="Source Sans Pro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ource Sans Pro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'System Font Regular'" style:use-window-font-color="true" fo:font-size="50%"/>
      </text:list-level-style-bullet>
      <text:list-level-style-bullet text:level="2" text:bullet-char="•">
        <style:list-level-properties text:space-before="1.27cm" text:min-label-width="0.635cm"/>
        <style:text-properties fo:font-family="'System Font Regular'" style:use-window-font-color="true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'System Font Regular'" style:use-window-font-color="true" fo:font-size="50%"/>
      </text:list-level-style-bullet>
      <text:list-level-style-bullet text:level="4" text:bullet-char="•">
        <style:list-level-properties text:space-before="3.81cm" text:min-label-width="0.635cm"/>
        <style:text-properties fo:font-family="'System Font Regular'" style:use-window-font-color="true" fo:font-size="50%"/>
      </text:list-level-style-bullet>
      <text:list-level-style-bullet text:level="5" text:bullet-char="•">
        <style:list-level-properties text:space-before="5.08cm" text:min-label-width="0.635cm"/>
        <style:text-properties fo:font-family="'System Font Regular'" style:use-window-font-color="true" fo:font-size="50%"/>
      </text:list-level-style-bullet>
      <text:list-level-style-bullet text:level="6" text:bullet-char="•">
        <style:list-level-properties text:space-before="6.35cm" text:min-label-width="0.635cm"/>
        <style:text-properties fo:font-family="'System Font Regular'" style:use-window-font-color="true" fo:font-size="50%"/>
      </text:list-level-style-bullet>
      <text:list-level-style-bullet text:level="7" text:bullet-char="•">
        <style:list-level-properties text:space-before="7.62cm" text:min-label-width="0.635cm"/>
        <style:text-properties fo:font-family="'System Font Regular'" style:use-window-font-color="true" fo:font-size="50%"/>
      </text:list-level-style-bullet>
      <text:list-level-style-bullet text:level="8" text:bullet-char="•">
        <style:list-level-properties text:space-before="8.89cm" text:min-label-width="0.635cm"/>
        <style:text-properties fo:font-family="'System Font Regular'" style:use-window-font-color="true" fo:font-size="50%"/>
      </text:list-level-style-bullet>
      <text:list-level-style-bullet text:level="9" text:bullet-char="•">
        <style:list-level-properties text:space-before="10.16cm" text:min-label-width="0.635cm"/>
        <style:text-properties fo:font-family="'System Font Regular'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Dark_20_Theme" style:display-name="Title Slide Dark Theme" style:page-layout-name="PM1" draw:style-name="Mdp1">
      <draw:frame draw:name="Picture 13" draw:style-name="Mgr3" draw:text-style-name="MP5" draw:layer="backgroundobjects" svg:width="6.267cm" svg:height="6.267cm" svg:x="22.104cm" svg:y="4.899cm">
        <draw:image xlink:href="Pictures/1000020100000320000003206C8CA425AB1E8ED2.png" xlink:type="simple" xlink:show="embed" xlink:actuate="onLoad" draw:mime-type="image/png">
          <text:p/>
        </draw:image>
        <svg:desc>Shape, circle

Description automatically generated</svg:desc>
      </draw:frame>
      <draw:frame draw:name="Picture 15" draw:style-name="Mgr3" draw:text-style-name="MP5" draw:layer="backgroundobjects" svg:width="19.049cm" svg:height="19.049cm" svg:x="-2.975cm" svg:y="4.899cm">
        <draw:image xlink:href="Pictures/10000201000003200000032026408E84744335F8.png" xlink:type="simple" xlink:show="embed" xlink:actuate="onLoad" draw:mime-type="image/png">
          <text:p/>
        </draw:image>
        <svg:desc>A picture containing device

Description automatically generated</svg:desc>
      </draw:frame>
      <draw:frame draw:name="Title 1" presentation:style-name="Mpr1" draw:text-style-name="MP7" draw:layer="backgroundobjects" svg:width="18.263cm" svg:height="9.309cm" svg:x="1.739cm" svg:y="4.206cm" presentation:class="title" presentation:user-transformed="true">
        <draw:text-box>
          <text:p text:style-name="MP6"><text:span text:style-name="MT2">Click to edit Master title style, third line</text:span></text:p>
        </draw:text-box>
      </draw:frame>
      <draw:frame draw:name="Graphic 9" draw:style-name="Mgr3" draw:text-style-name="MP5" draw:layer="backgroundobjects" svg:width="6.944cm" svg:height="3.627cm" svg:x="26.332cm" svg:y="0.624cm">
        <draw:image xlink:href="Pictures/100002010000094C000004DC94D517319CA44CCD.png" xlink:type="simple" xlink:show="embed" xlink:actuate="onLoad" draw:mime-type="image/png">
          <text:p/>
        </draw:image>
      </draw:frame>
      <draw:frame presentation:style-name="Title_20_Slide_20_Dark_20_Them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20_Dark_20_Theme-title" draw:layer="backgroundobjects" svg:width="19.798cm" svg:height="11.136cm" svg:x="0.6cm" svg:y="2.257cm" presentation:class="page"/>
        <draw:frame presentation:style-name="Title_20_Slide_20_Dark_20_Them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31.092cm" svg:height="3.681cm" svg:x="1.387cm" svg:y="1.014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1" draw:layer="backgroundobjects" svg:width="31.092cm" svg:height="12.461cm" svg:x="1.387cm" svg:y="4.696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draw:frame draw:name="Title 1" presentation:style-name="Mpr9" draw:text-style-name="MP8" draw:layer="backgroundobjects" svg:width="29.209cm" svg:height="7.923cm" svg:x="2.311cm" svg:y="4.749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Text Placeholder 2" presentation:style-name="Mpr10" draw:text-style-name="MP11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4"><text:span text:style-name="MT7">CLICK TO EDIT MASTER TEXT STYLES</text:span></text:p>
            </text:list-item>
          </text:list>
        </draw:text-box>
      </draw:frame>
      <draw:frame draw:name="Slide Number Placeholder 5" presentation:style-name="Mpr11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_20_Theme" style:display-name="Blank Dark Theme" style:page-layout-name="PM1" draw:style-name="Mdp3">
      <draw:frame draw:name="Slide Number Placeholder 5" presentation:style-name="Mpr14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presentation:style-name="Blank_20_Dark_20_Theme-title" draw:layer="backgroundobjects" svg:width="30.479cm" svg:height="3.18cm" svg:x="1.693cm" svg:y="0.76cm" presentation:class="title" presentation:placeholder="true">
        <draw:text-box/>
      </draw:frame>
      <draw:frame presentation:style-name="Blank_20_Dark_20_Them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Dark_20_Theme-title" draw:layer="backgroundobjects" svg:width="19.798cm" svg:height="11.136cm" svg:x="0.6cm" svg:y="2.257cm" presentation:class="page"/>
        <draw:frame presentation:style-name="Blank_20_Dark_20_Them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Light_20_Theme" style:display-name="Blank Light Theme" style:page-layout-name="PM1" draw:style-name="Mdp2">
      <draw:frame draw:name="Graphic 4" draw:style-name="Mgr3" draw:text-style-name="MP5" draw:layer="backgroundobjects" svg:width="2.919cm" svg:height="1.682cm" svg:x="0cm" svg:y="17.367cm">
        <draw:image xlink:href="Pictures/1000020100000668000003B03A8D824F98547055.png" xlink:type="simple" xlink:show="embed" xlink:actuate="onLoad" draw:mime-type="image/png">
          <text:p/>
        </draw:image>
      </draw:frame>
      <draw:frame draw:name="Slide Number Placeholder 5" presentation:style-name="Mpr17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presentation:style-name="Blank_20_Light_20_Theme-title" draw:layer="backgroundobjects" svg:width="30.479cm" svg:height="3.18cm" svg:x="1.693cm" svg:y="0.76cm" presentation:class="title" presentation:placeholder="true">
        <draw:text-box/>
      </draw:frame>
      <draw:frame presentation:style-name="Blank_20_Light_20_Them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Light_20_Theme-title" draw:layer="backgroundobjects" svg:width="19.798cm" svg:height="11.136cm" svg:x="0.6cm" svg:y="2.257cm" presentation:class="page"/>
        <draw:frame presentation:style-name="Blank_20_Light_20_Them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_20_Light_20_Theme" style:display-name="Picture with Caption Light Theme" style:page-layout-name="PM1" draw:style-name="Mdp2">
      <draw:frame draw:name="Picture Placeholder 2" presentation:style-name="Mpr20" draw:text-style-name="MP16" draw:layer="backgroundobjects" svg:width="16.932cm" svg:height="19.049cm" svg:x="16.933cm" svg:y="0cm" presentation:class="outline" presentation:user-transformed="true">
        <draw:text-box>
          <text:list text:style-name="ML3">
            <text:list-item>
              <text:p text:style-name="MP15"><text:span text:style-name="MT8">Click icon to add picture</text:span></text:p>
            </text:list-item>
          </text:list>
        </draw:text-box>
      </draw:frame>
      <draw:frame draw:name="Picture 7" draw:style-name="Mgr3" draw:text-style-name="MP5" draw:layer="backgroundobjects" svg:width="16.554cm" svg:height="16.554cm" svg:x="17.311cm" svg:y="2.495cm">
        <draw:image xlink:href="Pictures/10002BEC0000528B0000528BA85A5C2BE4D18344.emf" xlink:type="simple" xlink:show="embed" xlink:actuate="onLoad" draw:mime-type="image/x-emf">
          <text:p/>
        </draw:image>
        <draw:image xlink:href="Pictures/10000201000002C3000002C3B79F80B7A539D22C.png" xlink:type="simple" xlink:show="embed" xlink:actuate="onLoad" draw:mime-type="image/png"/>
      </draw:frame>
      <draw:frame draw:name="Title 1" presentation:style-name="Mpr21" draw:text-style-name="MP8" draw:layer="backgroundobjects" svg:width="12.264cm" svg:height="3.504cm" svg:x="2.333cm" svg:y="1.27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Text Placeholder 3" presentation:style-name="Mpr22" draw:text-style-name="MP11" draw:layer="backgroundobjects" svg:width="12.264cm" svg:height="11.527cm" svg:x="2.333cm" svg:y="4.775cm" presentation:class="outline" presentation:user-transformed="true">
        <draw:text-box>
          <text:p text:style-name="MP14"><text:span text:style-name="MT4">Click to edit Master text styles</text:span></text:p>
        </draw:text-box>
      </draw:frame>
      <draw:frame draw:name="Graphic 8" draw:style-name="Mgr3" draw:text-style-name="MP5" draw:layer="backgroundobjects" svg:width="2.919cm" svg:height="1.682cm" svg:x="0cm" svg:y="17.367cm">
        <draw:image xlink:href="Pictures/1000020100000668000003B03A8D824F98547055.png" xlink:type="simple" xlink:show="embed" xlink:actuate="onLoad" draw:mime-type="image/png">
          <text:p/>
        </draw:image>
      </draw:frame>
      <draw:frame draw:name="Slide Number Placeholder 5" presentation:style-name="Mpr23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Picture_20_with_20_Caption_20_Light_20_Theme-title" draw:layer="backgroundobjects" svg:width="19.798cm" svg:height="11.136cm" svg:x="0.6cm" svg:y="2.257cm" presentation:class="page"/>
        <draw:frame presentation:style-name="Picture_20_with_20_Caption_20_Light_20_Them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26" draw:text-style-name="MP8" draw:layer="backgroundobjects" svg:width="31.092cm" svg:height="3.681cm" svg:x="1.387cm" svg:y="1.014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Slide Number Placeholder 5" presentation:style-name="Mpr27" draw:text-style-name="MP13" draw:layer="backgroundobjects" svg:width="7.619cm" svg:height="1.013cm" svg:x="25.524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Graphic 7" draw:style-name="Mgr3" draw:text-style-name="MP5" draw:layer="backgroundobjects" svg:width="2.919cm" svg:height="1.682cm" svg:x="0cm" svg:y="17.367cm">
        <draw:image xlink:href="Pictures/1000020100000668000003B03A8D824F98547055.png" xlink:type="simple" xlink:show="embed" xlink:actuate="onLoad" draw:mime-type="image/png">
          <text:p/>
        </draw:image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_20_Dark_20_Theme" style:display-name="Final Slide Dark Theme" style:page-layout-name="PM1" draw:style-name="Mdp3">
      <draw:frame draw:name="Graphic 4" draw:style-name="Mgr3" draw:text-style-name="MP5" draw:layer="backgroundobjects" svg:width="9.462cm" svg:height="4.943cm" svg:x="12.519cm" svg:y="6.736cm">
        <draw:image xlink:href="Pictures/100002010000094C000004DC94D517319CA44CCD.png" xlink:type="simple" xlink:show="embed" xlink:actuate="onLoad" draw:mime-type="image/png">
          <text:p/>
        </draw:image>
      </draw:frame>
      <draw:frame presentation:style-name="Final_20_Slide_20_Dark_20_Theme-title" draw:layer="backgroundobjects" svg:width="30.479cm" svg:height="3.18cm" svg:x="1.693cm" svg:y="0.76cm" presentation:class="title" presentation:placeholder="true">
        <draw:text-box/>
      </draw:frame>
      <draw:frame presentation:style-name="Final_20_Slide_20_Dark_20_Them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Final_20_Slide_20_Dark_20_Theme-title" draw:layer="backgroundobjects" svg:width="19.798cm" svg:height="11.136cm" svg:x="0.6cm" svg:y="2.257cm" presentation:class="page"/>
        <draw:frame presentation:style-name="Final_20_Slide_20_Dark_20_Them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2">
      <draw:frame draw:name="Title 1" presentation:style-name="Mpr32" draw:text-style-name="MP16" draw:layer="backgroundobjects" svg:width="28.003cm" svg:height="2.693cm" svg:x="0.774cm" svg:y="1.014cm" presentation:class="title" presentation:user-transformed="true">
        <draw:text-box>
          <text:p text:style-name="MP17"><text:span text:style-name="MT9">Click to edit Master title style</text:span></text:p>
        </draw:text-box>
      </draw:frame>
      <draw:frame draw:name="Date Placeholder 3" presentation:style-name="Mpr33" draw:text-style-name="MP19" draw:layer="backgroundobjects" svg:width="0.001cm" svg:height="0.001cm" svg:x="0cm" svg:y="0cm" presentation:class="date-time">
        <draw:text-box>
          <text:p text:style-name="MP18"><text:span text:style-name="MT10"><text:date style:data-style-name="D1" text:date-value="2022-02-10">2/10/22</text:date></text:span></text:p>
        </draw:text-box>
      </draw:frame>
      <draw:frame draw:name="Footer Placeholder 4" presentation:style-name="Mpr33" draw:text-style-name="MP19" draw:layer="backgroundobjects" svg:width="0.001cm" svg:height="0.001cm" svg:x="0cm" svg:y="0cm" presentation:class="footer">
        <draw:text-box>
          <text:p text:style-name="MP18"><text:span text:style-name="MT10">www.ownCloud.com</text:span></text:p>
        </draw:text-box>
      </draw:frame>
      <draw:frame draw:name="Slide Number Placeholder 5" presentation:style-name="Mpr34" draw:text-style-name="MP21" draw:layer="backgroundobjects" svg:width="7.619cm" svg:height="1.013cm" svg:x="25.473cm" svg:y="18.153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frame presentation:style-name="_32__5f_Title_20_and_20_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Title_20_and_20_Content-title" draw:layer="backgroundobjects" svg:width="19.798cm" svg:height="11.136cm" svg:x="0.6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draw:name="Title 1" presentation:style-name="Mpr37" draw:text-style-name="MP8" draw:layer="backgroundobjects" svg:width="29.209cm" svg:height="3.681cm" svg:x="2.328cm" svg:y="1.014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38" draw:text-style-name="MP11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9" draw:text-style-name="MP13" draw:layer="backgroundobjects" svg:width="11.429cm" svg:height="1.013cm" svg:x="2.328cm" svg:y="17.657cm" presentation:class="footer" presentation:user-transformed="true">
        <draw:text-box>
          <text:p text:style-name="MP22"><text:span text:style-name="MT5">ownCloud.com</text:span></text:p>
        </draw:text-box>
      </draw:frame>
      <draw:frame draw:name="Slide Number Placeholder 5" presentation:style-name="Mpr39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titleOnly-Title-Only" style:page-layout-name="PM1" draw:style-name="Mdp4">
      <draw:frame draw:name="Title 1" presentation:style-name="Mpr42" draw:text-style-name="MP24" draw:layer="backgroundobjects" svg:width="29.21cm" svg:height="3.682cm" svg:x="2.328cm" svg:y="1.014cm" presentation:class="title">
        <draw:text-box>
          <text:p text:style-name="MP23"><text:span text:style-name="MT12">Click to edit Master title style</text:span></text:p>
        </draw:text-box>
      </draw:frame>
      <draw:frame draw:name="Footer Placeholder 3" presentation:style-name="Mpr43" draw:text-style-name="MP24" draw:layer="backgroundobjects" svg:width="11.43cm" svg:height="1.014cm" svg:x="2.328cm" svg:y="17.657cm" presentation:class="footer">
        <draw:text-box>
          <text:p text:style-name="MP25"><text:span text:style-name="MT13">ownCloud.com</text:span></text:p>
        </draw:text-box>
      </draw:frame>
      <draw:frame draw:name="Slide Number Placeholder 4" presentation:style-name="Mpr43" draw:text-style-name="MP24" draw:layer="backgroundobjects" svg:width="7.62cm" svg:height="1.014cm" svg:x="23.918cm" svg:y="17.657cm" presentation:class="page-number">
        <draw:text-box>
          <text:p text:style-name="MP26"><text:span text:style-name="MT13"><text:page-number>&lt;number&gt;</text:page-number></text:span></text:p>
        </draw:text-box>
      </draw:frame>
      <draw:frame presentation:style-name="Master1-Layout11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44" draw:text-style-name="MP24" draw:layer="backgroundobjects" svg:width="9.1cm" svg:height="1.49cm" svg:x="0cm" svg:y="0cm" presentation:class="header">
          <draw:text-box>
            <text:p/>
          </draw:text-box>
        </draw:frame>
        <draw:frame draw:name="Date Placeholder 2" presentation:style-name="Mpr44" draw:text-style-name="MP24" draw:layer="backgroundobjects" svg:width="9.1cm" svg:height="1.49cm" svg:x="11.895cm" svg:y="0cm" presentation:class="date-time">
          <draw:text-box>
            <text:p text:style-name="MP26"><text:span text:style-name="MT14"><text:date style:data-style-name="D1" text:date-value="2022-02-10">2/10/22</text:date></text:span></text:p>
          </draw:text-box>
        </draw:frame>
        <draw:page-thumbnail draw:name="Slide Image Placeholder 3" presentation:style-name="Master1-Layout11-titleOnly-Title-Only-title" draw:layer="backgroundobjects" svg:width="16.8cm" svg:height="10.023cm" svg:x="2.1cm" svg:y="3.712cm" presentation:class="page"/>
        <draw:frame draw:name="Notes Placeholder 4" presentation:style-name="Mpr45" draw:text-style-name="MP24" draw:layer="backgroundobjects" svg:width="16.8cm" svg:height="11.694cm" svg:x="2.1cm" svg:y="14.293cm" presentation:class="notes">
          <draw:text-box>
            <text:p text:style-name="MP25"><text:span text:style-name="MT15">Click to edit Master text styles</text:span></text:p>
            <text:list text:style-name="ML4">
              <text:list-item>
                <text:list>
                  <text:list-item>
                    <text:p text:style-name="MP27"><text:span text:style-name="MT15">Second level</text:span></text:p>
                    <text:list>
                      <text:list-item>
                        <text:p text:style-name="MP28"><text:span text:style-name="MT15">Third level</text:span></text:p>
                        <text:list>
                          <text:list-item>
                            <text:p text:style-name="MP29"><text:span text:style-name="MT15">Fourth level</text:span></text:p>
                            <text:list>
                              <text:list-item>
                                <text:p text:style-name="MP30"><text:span text:style-name="MT1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24" draw:layer="backgroundobjects" svg:width="9.1cm" svg:height="1.49cm" svg:x="0cm" svg:y="28.21cm" presentation:class="footer">
          <draw:text-box>
            <text:p/>
          </draw:text-box>
        </draw:frame>
        <draw:frame draw:name="Slide Number Placeholder 6" presentation:style-name="Mpr43" draw:text-style-name="MP24" draw:layer="backgroundobjects" svg:width="9.1cm" svg:height="1.49cm" svg:x="11.895cm" svg:y="28.21cm" presentation:class="page-number">
          <draw:text-box>
            <text:p text:style-name="MP26"><text:span text:style-name="MT14"><text:page-number>&lt;number&gt;</text:page-number></text:span></text:p>
          </draw:text-box>
        </draw:frame>
      </presentation:notes>
    </style:master-page>
    <style:master-page style:name="Master1-Layout13-blank-Blank-Dark-Theme" style:page-layout-name="PM1" draw:style-name="Mdp4">
      <draw:frame draw:name="Footer Placeholder 2" presentation:style-name="Mpr46" draw:text-style-name="MP24" draw:layer="backgroundobjects" svg:width="11.43cm" svg:height="1.014cm" svg:x="2.328cm" svg:y="17.657cm" presentation:class="footer">
        <draw:text-box>
          <text:p text:style-name="MP25"><text:span text:style-name="MT13">ownCloud.com</text:span></text:p>
        </draw:text-box>
      </draw:frame>
      <draw:frame draw:name="Slide Number Placeholder 3" presentation:style-name="Mpr46" draw:text-style-name="MP24" draw:layer="backgroundobjects" svg:width="7.62cm" svg:height="1.014cm" svg:x="23.918cm" svg:y="17.657cm" presentation:class="page-number">
        <draw:text-box>
          <text:p text:style-name="MP26"><text:span text:style-name="MT13"><text:page-number>&lt;number&gt;</text:page-number></text:span></text:p>
        </draw:text-box>
      </draw:frame>
      <draw:frame presentation:style-name="Master1-Layout13-blank-Blank-Dark-Theme-title" draw:layer="backgroundobjects" svg:width="30.479cm" svg:height="3.18cm" svg:x="1.693cm" svg:y="0.76cm" presentation:class="title" presentation:placeholder="true">
        <draw:text-box/>
      </draw:frame>
      <draw:frame presentation:style-name="Master1-Layout13-blank-Blank-Dark-Them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47" draw:text-style-name="MP24" draw:layer="backgroundobjects" svg:width="9.1cm" svg:height="1.49cm" svg:x="0cm" svg:y="0cm" presentation:class="header">
          <draw:text-box>
            <text:p/>
          </draw:text-box>
        </draw:frame>
        <draw:frame draw:name="Date Placeholder 2" presentation:style-name="Mpr47" draw:text-style-name="MP24" draw:layer="backgroundobjects" svg:width="9.1cm" svg:height="1.49cm" svg:x="11.895cm" svg:y="0cm" presentation:class="date-time">
          <draw:text-box>
            <text:p text:style-name="MP26"><text:span text:style-name="MT14"><text:date style:data-style-name="D1" text:date-value="2022-02-10">2/10/22</text:date></text:span></text:p>
          </draw:text-box>
        </draw:frame>
        <draw:page-thumbnail draw:name="Slide Image Placeholder 3" presentation:style-name="Master1-Layout13-blank-Blank-Dark-Theme-title" draw:layer="backgroundobjects" svg:width="16.8cm" svg:height="10.023cm" svg:x="2.1cm" svg:y="3.712cm" presentation:class="page"/>
        <draw:frame draw:name="Notes Placeholder 4" presentation:style-name="Mpr48" draw:text-style-name="MP24" draw:layer="backgroundobjects" svg:width="16.8cm" svg:height="11.694cm" svg:x="2.1cm" svg:y="14.293cm" presentation:class="notes">
          <draw:text-box>
            <text:p text:style-name="MP25"><text:span text:style-name="MT15">Click to edit Master text styles</text:span></text:p>
            <text:list text:style-name="ML4">
              <text:list-item>
                <text:list>
                  <text:list-item>
                    <text:p text:style-name="MP27"><text:span text:style-name="MT15">Second level</text:span></text:p>
                    <text:list>
                      <text:list-item>
                        <text:p text:style-name="MP28"><text:span text:style-name="MT15">Third level</text:span></text:p>
                        <text:list>
                          <text:list-item>
                            <text:p text:style-name="MP29"><text:span text:style-name="MT15">Fourth level</text:span></text:p>
                            <text:list>
                              <text:list-item>
                                <text:p text:style-name="MP30"><text:span text:style-name="MT1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24" draw:layer="backgroundobjects" svg:width="9.1cm" svg:height="1.49cm" svg:x="0cm" svg:y="28.21cm" presentation:class="footer">
          <draw:text-box>
            <text:p/>
          </draw:text-box>
        </draw:frame>
        <draw:frame draw:name="Slide Number Placeholder 6" presentation:style-name="Mpr46" draw:text-style-name="MP24" draw:layer="backgroundobjects" svg:width="9.1cm" svg:height="1.49cm" svg:x="11.895cm" svg:y="28.21cm" presentation:class="page-number">
          <draw:text-box>
            <text:p text:style-name="MP26"><text:span text:style-name="MT14"><text:page-number>&lt;number&gt;</text:page-number></text:span></text:p>
          </draw:text-box>
        </draw:frame>
      </presentation:notes>
    </style:master-page>
    <style:master-page style:name="Master4-Layout3-obj-Title-and-Content" style:page-layout-name="PM1" draw:style-name="Mdp4">
      <draw:frame draw:name="Title 1" presentation:style-name="Mpr49" draw:text-style-name="MP24" draw:layer="backgroundobjects" svg:width="29.21cm" svg:height="3.682cm" svg:x="2.328cm" svg:y="1.014cm" presentation:class="title">
        <draw:text-box>
          <text:p text:style-name="MP23"><text:span text:style-name="MT12">Click to edit Master title style</text:span></text:p>
        </draw:text-box>
      </draw:frame>
      <draw:frame draw:name="Content Placeholder 2" presentation:style-name="Mpr49" draw:text-style-name="MP24" draw:layer="backgroundobjects" svg:width="29.21cm" svg:height="12.087cm" svg:x="2.328cm" svg:y="5.071cm" presentation:class="title">
        <draw:text-box>
          <text:list text:style-name="ML5">
            <text:list-item>
              <text:p text:style-name="MP31"><text:span text:style-name="MT16">Click to edit Master text styles</text:span></text:p>
              <text:list>
                <text:list-item>
                  <text:p text:style-name="MP32"><text:span text:style-name="MT16">Second level</text:span></text:p>
                  <text:list>
                    <text:list-item>
                      <text:p text:style-name="MP33"><text:span text:style-name="MT16">Third level</text:span></text:p>
                      <text:list>
                        <text:list-item>
                          <text:p text:style-name="MP34"><text:span text:style-name="MT16">Fourth level</text:span></text:p>
                          <text:list>
                            <text:list-item>
                              <text:p text:style-name="MP35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50" draw:text-style-name="MP24" draw:layer="backgroundobjects" svg:width="11.43cm" svg:height="1.014cm" svg:x="2.328cm" svg:y="17.657cm" presentation:class="footer">
        <draw:text-box>
          <text:p text:style-name="MP25"><text:span text:style-name="MT13">ownCloud.com</text:span></text:p>
        </draw:text-box>
      </draw:frame>
      <draw:frame draw:name="Slide Number Placeholder 5" presentation:style-name="Mpr50" draw:text-style-name="MP24" draw:layer="backgroundobjects" svg:width="7.62cm" svg:height="1.014cm" svg:x="23.918cm" svg:y="17.657cm" presentation:class="page-number">
        <draw:text-box>
          <text:p text:style-name="MP26"><text:span text:style-name="MT13"><text:page-number>&lt;number&gt;</text:page-number></text:span></text:p>
        </draw:text-box>
      </draw:frame>
      <draw:frame presentation:style-name="Master4-Layout3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51" draw:text-style-name="MP24" draw:layer="backgroundobjects" svg:width="9.1cm" svg:height="1.49cm" svg:x="0cm" svg:y="0cm" presentation:class="header">
          <draw:text-box>
            <text:p/>
          </draw:text-box>
        </draw:frame>
        <draw:frame draw:name="Date Placeholder 2" presentation:style-name="Mpr51" draw:text-style-name="MP24" draw:layer="backgroundobjects" svg:width="9.1cm" svg:height="1.49cm" svg:x="11.895cm" svg:y="0cm" presentation:class="date-time">
          <draw:text-box>
            <text:p text:style-name="MP26"><text:span text:style-name="MT14"><text:date style:data-style-name="D1" text:date-value="2022-02-10">2/10/22</text:date></text:span></text:p>
          </draw:text-box>
        </draw:frame>
        <draw:page-thumbnail draw:name="Slide Image Placeholder 3" presentation:style-name="Master4-Layout3-obj-Title-and-Content-title" draw:layer="backgroundobjects" svg:width="16.8cm" svg:height="10.023cm" svg:x="2.1cm" svg:y="3.712cm" presentation:class="page"/>
        <draw:frame draw:name="Notes Placeholder 4" presentation:style-name="Mpr52" draw:text-style-name="MP24" draw:layer="backgroundobjects" svg:width="16.8cm" svg:height="11.694cm" svg:x="2.1cm" svg:y="14.293cm" presentation:class="notes">
          <draw:text-box>
            <text:p text:style-name="MP25"><text:span text:style-name="MT15">Click to edit Master text styles</text:span></text:p>
            <text:list text:style-name="ML4">
              <text:list-item>
                <text:list>
                  <text:list-item>
                    <text:p text:style-name="MP27"><text:span text:style-name="MT15">Second level</text:span></text:p>
                    <text:list>
                      <text:list-item>
                        <text:p text:style-name="MP28"><text:span text:style-name="MT15">Third level</text:span></text:p>
                        <text:list>
                          <text:list-item>
                            <text:p text:style-name="MP29"><text:span text:style-name="MT15">Fourth level</text:span></text:p>
                            <text:list>
                              <text:list-item>
                                <text:p text:style-name="MP30"><text:span text:style-name="MT1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0" draw:text-style-name="MP24" draw:layer="backgroundobjects" svg:width="9.1cm" svg:height="1.49cm" svg:x="0cm" svg:y="28.21cm" presentation:class="footer">
          <draw:text-box>
            <text:p/>
          </draw:text-box>
        </draw:frame>
        <draw:frame draw:name="Slide Number Placeholder 6" presentation:style-name="Mpr50" draw:text-style-name="MP24" draw:layer="backgroundobjects" svg:width="9.1cm" svg:height="1.49cm" svg:x="11.895cm" svg:y="28.21cm" presentation:class="page-number">
          <draw:text-box>
            <text:p text:style-name="MP26"><text:span text:style-name="MT14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53" draw:text-style-name="MP8" draw:layer="backgroundobjects" svg:width="29.209cm" svg:height="3.681cm" svg:x="2.328cm" svg:y="1.014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4" draw:text-style-name="MP11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55" draw:text-style-name="MP13" draw:layer="backgroundobjects" svg:width="11.429cm" svg:height="1.013cm" svg:x="2.328cm" svg:y="17.657cm" presentation:class="footer" presentation:user-transformed="true">
        <draw:text-box>
          <text:p text:style-name="MP22"><text:span text:style-name="MT5">ownCloud.com</text:span></text:p>
        </draw:text-box>
      </draw:frame>
      <draw:frame draw:name="Slide Number Placeholder 5" presentation:style-name="Mpr55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Your title goes here</dc:title>
    <meta:initial-creator>Franka Ellen Wittek</meta:initial-creator>
    <meta:editing-cycles>73</meta:editing-cycles>
    <meta:creation-date>2021-06-16T14:23:35</meta:creation-date>
    <dc:date>2022-02-10T12:04:22.457449210</dc:date>
    <meta:editing-duration>P2DT3H26M55S</meta:editing-duration>
    <meta:generator>Collabora_OfficeDev/21.06.15.1$Linux_X86_64 LibreOffice_project/f492602552a3f70cecf3b323898cf038d6f8ef38</meta:generator>
    <meta:print-date>2021-09-24T17:45:38.093000000</meta:print-date>
    <meta:document-statistic meta:object-count="164"/>
    <meta:user-defined meta:name="AppVersion">16.0000</meta:user-defined>
    <meta:user-defined meta:name="PresentationFormat">Widescreen</meta:user-defined>
    <meta:user-defined meta:name="Slides" meta:value-type="float">27</meta:user-defined>
  </office:meta>
</office:document-meta>
</file>